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style:min-row-height="0.3736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8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P1" style:family="paragraph" style:parent-style-name="Standard">
      <style:text-properties officeooo:rsid="0007453a" officeooo:paragraph-rsid="0007453a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7453a" officeooo:paragraph-rsid="0007453a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90f83" officeooo:paragraph-rsid="00090f83"/>
    </style:style>
    <style:style style:name="P4" style:family="paragraph" style:parent-style-name="Standard">
      <style:text-properties officeooo:paragraph-rsid="00090f83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453a" officeooo:paragraph-rsid="000745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0f83" officeooo:paragraph-rsid="00090f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7be" officeooo:paragraph-rsid="000947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7453a" officeooo:paragraph-rsid="000745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90f83"/>
    </style:style>
    <style:style style:name="T2" style:family="text">
      <style:text-properties fo:language="es" fo:country="ES" officeooo:rsid="00090f83"/>
    </style:style>
    <style:style style:name="T3" style:family="text">
      <style:text-properties fo:language="es" fo:country="ES" fo:font-weight="normal" style:font-weight-asian="normal" style:font-weight-complex="normal"/>
    </style:style>
    <style:style style:name="T4" style:family="text">
      <style:text-properties fo:language="es" fo:country="ES" fo:font-weight="normal" officeooo:rsid="00090f8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losario</text:p>
      <text:p text:style-name="P1"/>
      <table:table table:name="Table1" table:style-name="Table1" table:template-name="Default Style">
        <table:table-column table:style-name="Table1.A" table:number-columns-repeated="2"/>
        <table:table-row table:style-name="Table1.1">
          <table:table-cell table:style-name="Table1.A1" office:value-type="string">
            <text:p text:style-name="P8">Español</text:p>
          </table:table-cell>
          <table:table-cell table:style-name="Table1.B1" office:value-type="string">
            <text:p text:style-name="P8">Aleman</text:p>
          </table:table-cell>
        </table:table-row>
        <table:table-row table:style-name="TableLine94084471813056">
          <table:table-cell table:style-name="Table1.A2" office:value-type="string">
            <text:p text:style-name="P5">Observatorio</text:p>
          </table:table-cell>
          <table:table-cell table:style-name="Table1.B2" office:value-type="string">
            <text:p text:style-name="P5">Observatorium</text:p>
          </table:table-cell>
        </table:table-row>
        <table:table-row table:style-name="TableLine94084471813056">
          <table:table-cell table:style-name="Table1.A2" office:value-type="string">
            <text:p text:style-name="P5">Investigación / investigar</text:p>
          </table:table-cell>
          <table:table-cell table:style-name="Table1.B2" office:value-type="string">
            <text:p text:style-name="P5">Untersuchung / untersuchen</text:p>
          </table:table-cell>
        </table:table-row>
        <table:table-row table:style-name="TableLine94084471813056">
          <table:table-cell table:style-name="Table1.A2" office:value-type="string">
            <text:p text:style-name="P5">Rayos cosmicos</text:p>
          </table:table-cell>
          <table:table-cell table:style-name="Table1.B2" office:value-type="string">
            <text:p text:style-name="P5">Kosmische Strahlung</text:p>
          </table:table-cell>
        </table:table-row>
        <table:table-row table:style-name="TableLine94084471813056">
          <table:table-cell table:style-name="Table1.A2" office:value-type="string">
            <text:p text:style-name="P5">Tamaño</text:p>
          </table:table-cell>
          <table:table-cell table:style-name="Table1.B2" office:value-type="string">
            <text:p text:style-name="P5">Größe</text:p>
          </table:table-cell>
        </table:table-row>
        <table:table-row table:style-name="TableLine94084471813056">
          <table:table-cell table:style-name="Table1.A2" office:value-type="string">
            <text:p text:style-name="P5">Superficie</text:p>
          </table:table-cell>
          <table:table-cell table:style-name="Table1.B2" office:value-type="string">
            <text:p text:style-name="P5">Oberfläche</text:p>
          </table:table-cell>
        </table:table-row>
        <table:table-row table:style-name="TableLine94084471813056">
          <table:table-cell table:style-name="Table1.A2" office:value-type="string">
            <text:p text:style-name="P7">Altura sobre el nivel de mar (a.s.n.m)</text:p>
          </table:table-cell>
          <table:table-cell table:style-name="Table1.B2" office:value-type="string">
            <text:p text:style-name="P7">Höhe über dem Meeresspiegel (m ü. NN.)</text:p>
          </table:table-cell>
        </table:table-row>
        <table:table-row table:style-name="Table1.8">
          <table:table-cell table:style-name="Table1.A2" office:value-type="string">
            <text:p text:style-name="P5">Mediciones / mediar</text:p>
          </table:table-cell>
          <table:table-cell table:style-name="Table1.B2" office:value-type="string">
            <text:p text:style-name="P5">Messungen / messen</text:p>
          </table:table-cell>
        </table:table-row>
        <table:table-row table:style-name="TableLine94084471813056">
          <table:table-cell table:style-name="Table1.A2" office:value-type="string">
            <text:p text:style-name="P5">Vuelo</text:p>
          </table:table-cell>
          <table:table-cell table:style-name="Table1.B2" office:value-type="string">
            <text:p text:style-name="P5">Flug</text:p>
          </table:table-cell>
        </table:table-row>
        <table:table-row table:style-name="TableLine94084471813056">
          <table:table-cell table:style-name="Table1.A2" office:value-type="string">
            <text:p text:style-name="P5">Lugar remoto</text:p>
          </table:table-cell>
          <table:table-cell table:style-name="Table1.B2" office:value-type="string">
            <text:p text:style-name="P5">Abgelegener Ort</text:p>
          </table:table-cell>
        </table:table-row>
        <table:table-row table:style-name="TableLine94084471813056">
          <table:table-cell table:style-name="Table1.A2" office:value-type="string">
            <text:p text:style-name="P5">Cavernas</text:p>
          </table:table-cell>
          <table:table-cell table:style-name="Table1.B2" office:value-type="string">
            <text:p text:style-name="P5">Höhlen</text:p>
          </table:table-cell>
        </table:table-row>
        <table:table-row table:style-name="TableLine94084471813056">
          <table:table-cell table:style-name="Table1.A2" office:value-type="string">
            <text:p text:style-name="P5">Brujas</text:p>
          </table:table-cell>
          <table:table-cell table:style-name="Table1.B2" office:value-type="string">
            <text:p text:style-name="P5">Hexen</text:p>
          </table:table-cell>
        </table:table-row>
        <table:table-row table:style-name="TableLine94084471813056">
          <table:table-cell table:style-name="Table1.A2" office:value-type="string">
            <text:p text:style-name="P5">Valle</text:p>
          </table:table-cell>
          <table:table-cell table:style-name="Table1.B2" office:value-type="string">
            <text:p text:style-name="P5">Schlucht</text:p>
          </table:table-cell>
        </table:table-row>
        <table:table-row table:style-name="TableLine94084471813056">
          <table:table-cell table:style-name="Table1.A2" office:value-type="string">
            <text:p text:style-name="P5">Milanesa</text:p>
          </table:table-cell>
          <table:table-cell table:style-name="Table1.B2" office:value-type="string">
            <text:p text:style-name="P5">Schnitzel</text:p>
          </table:table-cell>
        </table:table-row>
        <table:table-row table:style-name="Table1.15">
          <table:table-cell table:style-name="Table1.A2" office:value-type="string">
            <text:p text:style-name="P6">Asado</text:p>
          </table:table-cell>
          <table:table-cell table:style-name="Table1.B2" office:value-type="string">
            <text:p text:style-name="P6">Gegrilltes</text:p>
          </table:table-cell>
        </table:table-row>
      </table:table>
      <text:p text:style-name="P1"/>
      <text:p text:style-name="P1"/>
      <text:p text:style-name="P4"><text:span text:style-name="T1">1) <text:s/></text:span><text:span text:style-name="T2">¿</text:span><text:span text:style-name="T4">Qué tamaño tiene el observatorio Pierre Auger?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2) ¿Cuantos inhabitantes tiene Malargüe?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3"><text:span text:style-name="T4">3</text:span><text:span text:style-name="T3">) ¿Cuales partes de Malargüe quisieras vistar tu, y porque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5:07:09.816389278</meta:creation-date>
    <dc:date>2024-07-10T15:37:48.979230145</dc:date>
    <meta:editing-duration>PT20M15S</meta:editing-duration>
    <meta:editing-cycles>3</meta:editing-cycles>
    <meta:generator>LibreOffice/7.0.4.2$Linux_X86_64 LibreOffice_project/00$Build-2</meta:generator>
    <meta:document-statistic meta:table-count="1" meta:image-count="0" meta:object-count="0" meta:page-count="1" meta:paragraph-count="34" meta:word-count="78" meta:character-count="532" meta:non-whitespace-character-count="487"/>
  </office:meta>
</office:document-meta>
</file>